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92e285"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ot-vs-ecut" table:style-name="ta1">
        <table:shapes>
          <draw:frame draw:z-index="0" draw:style-name="gr1" draw:text-style-name="P1" svg:width="17.324cm" svg:height="9.749cm" svg:x="0.01cm" svg:y="3.141cm">
            <draw:object draw:notify-on-update-of-ranges="'etot-vs-ecut'.A2:'etot-vs-ecut'.A6 'etot-vs-ecut'.B1:'etot-vs-ecut'.B1 'etot-vs-ecut'.B2:'etot-vs-ecut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ecut</text:p>
          </table:table-cell>
          <table:table-cell table:style-name="ce1" office:value-type="string" calcext:value-type="string">
            <text:p>etotal</text:p>
          </table:table-cell>
          <table:table-cell table:style-name="ce1" office:value-type="string" calcext:value-type="string">
            <text:p>Δe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4519427804" calcext:value-type="float">
            <text:p>-8.452E+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4546405786" calcext:value-type="float">
            <text:p>-8.455E+00</text:p>
          </table:table-cell>
          <table:table-cell table:formula="of:=[.B3]-[.B2]" office:value-type="float" office:value="-0.00269779819999982" calcext:value-type="float">
            <text:p>-0.003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float" office:value="-8.4553030645" calcext:value-type="float">
            <text:p>-8.455E+00</text:p>
          </table:table-cell>
          <table:table-cell table:formula="of:=[.B4]-[.B3]" office:value-type="float" office:value="-0.000662485900001286" calcext:value-type="float">
            <text:p>-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.4554489181" calcext:value-type="float">
            <text:p>-8.455E+00</text:p>
          </table:table-cell>
          <table:table-cell table:formula="of:=[.B5]-[.B4]" office:value-type="float" office:value="-0.000145853599999413" calcext:value-type="float">
            <text:p>0.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4555749123" calcext:value-type="float">
            <text:p>-8.456E+00</text:p>
          </table:table-cell>
          <table:table-cell table:formula="of:=[.B6]-[.B5]" office:value-type="float" office:value="-0.000125994199999369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4:26:26.226736690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25cm" svg:height="9.75cm" xlink:href=".." xlink:type="simple" chart:class="chart:line" chart:style-name="ch1">
        <chart:legend chart:legend-position="end" svg:x="15.134cm" svg:y="4.576cm" style:legend-expansion="high" chart:style-name="ch2"/>
        <chart:plot-area chart:style-name="ch3" table:cell-range-address="'etot-vs-ecut'.A2:'etot-vs-ecut'.B6 'etot-vs-ecut'.B1:'etot-vs-ecut'.B1" chart:data-source-has-labels="both" svg:x="1.357cm" svg:y="0.195cm" svg:width="13.431cm" svg:height="8.379cm">
          <chart:coordinate-region svg:x="3.381cm" svg:y="0.394cm" svg:width="11.22cm" svg:height="7.981cm"/>
          <chart:axis chart:dimension="x" chart:name="primary-x" chart:style-name="ch4" chartooo:axis-type="auto">
            <chartooo:date-scale/>
            <chart:title svg:x="7.38cm" svg:y="8.769cm" chart:style-name="ch5">
              <text:p>ecut / Ha</text:p>
            </chart:title>
            <chart:categories table:cell-range-address="'etot-vs-ecut'.A2:'etot-vs-ecut'.A6"/>
            <chart:grid chart:style-name="ch6" chart:class="major"/>
          </chart:axis>
          <chart:axis chart:dimension="y" chart:name="primary-y" chart:style-name="ch7">
            <chart:title svg:x="0.451cm" svg:y="5.169cm" chart:style-name="ch8">
              <text:p>etotal / Ha</text:p>
            </chart:title>
            <chart:grid chart:style-name="ch6" chart:class="major"/>
          </chart:axis>
          <chart:series chart:style-name="ch9" chart:values-cell-range-address="'etot-vs-ecut'.B2:'etot-vs-ecut'.B6" chart:label-cell-address="'etot-vs-ecut'.B1:'etot-vs-ecut'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otal</text:p>
                <draw:g>
                  <svg:desc>'etot-vs-ecut'.B1:'etot-vs-ecut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etot-vs-ecut'.A2:'etot-vs-ecut'.A6</svg:desc>
                </draw:g>
              </table:table-cell>
              <table:table-cell office:value-type="float" office:value="-8.4519427804">
                <text:p>-8.4519427804</text:p>
                <draw:g>
                  <svg:desc>'etot-vs-ecut'.B2:'etot-vs-ecut'.B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.4546405786">
                <text:p>-8.45464057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8.4553030645">
                <text:p>-8.45530306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8.4554489181">
                <text:p>-8.45544891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4555749123">
                <text:p>-8.4555749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